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PropertyInfo.getIndexPlus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PropertyInfo.getProperty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PropertyInfo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PropertyInfo.getPropertyRestoreStat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PropertyInfo.setElAlternativeAvailable( boolean elAlternativeAvai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PropertyInfo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PropertyInfo.getPropertySaveStat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PropertyInfo.isElAlternative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